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</text:span></text:p>
      <text:p text:style-name="P1"><text:span text:style-name="T1"><text:tab/><text:tab/>Numpy--selecting the elements based on condition</text:span></text:p>
      <text:p text:style-name="P1"><text:span text:style-name="T1"><text:tab/><text:tab/><text:tab/><text:tab/><text:tab/>(OR)</text:span></text:p>
      <text:p text:style-name="P1"><text:span text:style-name="T1"><text:tab/><text:tab/><text:tab/>Creating Filter Directly From ndArray</text:span></text:p>
      <text:p text:style-name="P1"><text:span text:style-name="T1"><text:tab/><text:tab/>===============================================</text:span></text:p>
      <text:p text:style-name="P1"><text:span text:style-name="T1">=&gt;To select any element from ndarray object, we have two approaches. They are</text:span></text:p>
      <text:p text:style-name="P1"><text:span text:style-name="T1">-------------------</text:span></text:p>
      <text:p text:style-name="P1"><text:span text:style-name="T1">Approach-1:</text:span></text:p>
      <text:p text:style-name="P1"><text:span text:style-name="T1">-------------------</text:span></text:p>
      <text:p text:style-name="P1"><text:span text:style-name="T1">=&gt;Prepare Boolean Array ( It contains True or False. True represents Condition <text:s/></text:span></text:p>
      <text:p text:style-name="P1"><text:span text:style-name="T1"><text:s text:c="4"/>satisfied and False represents Condition not satisfied]</text:span></text:p>
      <text:p text:style-name="P2"/>
      <text:p text:style-name="P1"><text:span text:style-name="T1"><text:s text:c="4"/>Syntax:- <text:s text:c="7"/>varname=ndarrayobject with condition</text:span></text:p>
      <text:p text:style-name="P2"/>
      <text:p text:style-name="P1"><text:span text:style-name="T1"><text:s text:c="26"/>varname is called boolean array.</text:span></text:p>
      <text:p text:style-name="P2"/>
      <text:p text:style-name="P1"><text:span text:style-name="T1">=&gt;Pass the Boolean Array to the ndarray object. so that we can get <text:s/>those elements from ndarray which satisfies <text:s/>with the entry True(or) we can get <text:s/>those elements from ndarray corresponding True entries of Boolean array.</text:span></text:p>
      <text:p text:style-name="P2"/>
      <text:p text:style-name="P1"><text:span text:style-name="T1"><text:tab/>Syntax: <text:s text:c="7"/>ndarray [ Boolean Array ]</text:span></text:p>
      <text:p text:style-name="P2"/>
      <text:p text:style-name="P1"><text:span text:style-name="T1">-------------------</text:span></text:p>
      <text:p text:style-name="P1"><text:span text:style-name="T1">Approach-2:</text:span></text:p>
      <text:p text:style-name="P1"><text:span text:style-name="T1">-------------------</text:span></text:p>
      <text:p text:style-name="P1"><text:span text:style-name="T1">=&gt;In this approach, we directly pass Boolean array values to the ndarray for getting required elements based on condition.</text:span></text:p>
      <text:p text:style-name="P2"/>
      <text:p text:style-name="P1"><text:soft-page-break/><text:span text:style-name="T1"><text:tab/><text:tab/>Syntax: <text:s text:c="6"/>ndarray[ndarrayobject with condition]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Examples:</text:span></text:p>
      <text:p text:style-name="P1"><text:span text:style-name="T1">-----------------------------</text:span></text:p>
      <text:p text:style-name="P1"><text:span text:style-name="T1">Q1) Select the Possitive Elements from ndarray</text:span></text:p>
      <text:p text:style-name="P1"><text:span text:style-name="T1">&gt;&gt;&gt; import numpy as np</text:span></text:p>
      <text:p text:style-name="P1"><text:span text:style-name="T1">&gt;&gt;&gt; l=[10,21,-34,23,-45,30,-40]</text:span></text:p>
      <text:p text:style-name="P1"><text:span text:style-name="T1">&gt;&gt;&gt; print(l)--------------[10, 21, -34, 23, -45, 30, -40]</text:span></text:p>
      <text:p text:style-name="P1"><text:span text:style-name="T1">&gt;&gt;&gt; a=np.array(l)</text:span></text:p>
      <text:p text:style-name="P1"><text:span text:style-name="T1">&gt;&gt;&gt; a------------array([ 10, <text:s/>21, -34, <text:s/>23, -45, <text:s/>30, -40])</text:span></text:p>
      <text:p text:style-name="P1"><text:span text:style-name="T1">&gt;&gt;&gt; b=a&gt;0 <text:s text:c="3"/># Boolean Array</text:span></text:p>
      <text:p text:style-name="P1"><text:span text:style-name="T1">&gt;&gt;&gt; print(b)----[ True <text:s/>True False <text:s/>True False <text:s/>True False]</text:span></text:p>
      <text:p text:style-name="P1"><text:span text:style-name="T1">&gt;&gt;&gt; a[b]-------array([10, 21, 23, 30])</text:span></text:p>
      <text:p text:style-name="P1"><text:span text:style-name="T1">===================OR=========================</text:span></text:p>
      <text:p text:style-name="P1"><text:span text:style-name="T1">&gt;&gt;&gt; a[ a&gt;0 ]-----------array([10, 21, 23, 30])</text:span></text:p>
      <text:p text:style-name="P1"><text:span text:style-name="T1">-------------------------------------------------------------------</text:span></text:p>
      <text:p text:style-name="P1"><text:span text:style-name="T1">Q2) Select the Negative Elements from ndarray</text:span></text:p>
      <text:p text:style-name="P1"><text:span text:style-name="T1"><text:tab/>&gt;&gt;&gt; l=[10,21,-34,23,-45,30,-40]</text:span></text:p>
      <text:p text:style-name="P1"><text:span text:style-name="T1"><text:tab/>&gt;&gt;&gt; a=np.array(l)</text:span></text:p>
      <text:p text:style-name="P1"><text:span text:style-name="T1"><text:tab/>&gt;&gt;&gt; a----------<text:tab/>array([ 10, <text:s/>21, -34, <text:s/>23, -45, <text:s/>30, -40])</text:span></text:p>
      <text:p text:style-name="P1"><text:span text:style-name="T1"><text:tab/>&gt;&gt;&gt; b=a&lt;0 <text:s/># Boolean Array</text:span></text:p>
      <text:p text:style-name="P1"><text:span text:style-name="T1"><text:tab/>&gt;&gt;&gt; b----<text:tab/>array([False, False, <text:s/>True, False, <text:s/>True, False, <text:s/>True])</text:span></text:p>
      <text:p text:style-name="P1"><text:span text:style-name="T1"><text:tab/>&gt;&gt;&gt; a[b]-------<text:tab/>array([-34, -45, -40])</text:span></text:p>
      <text:p text:style-name="P1"><text:span text:style-name="T1"><text:tab/><text:tab/>=================OR=============</text:span></text:p>
      <text:p text:style-name="P1"><text:span text:style-name="T1"><text:tab/>&gt;&gt;&gt; a[a&lt;0]--------------<text:tab/>array([-34, -45, -40])</text:span></text:p>
      <text:p text:style-name="P1"><text:span text:style-name="T1">---------------------------------------------------------------------------------</text:span></text:p>
      <text:p text:style-name="P1"><text:soft-page-break/><text:span text:style-name="T1">Q3) Select the Even and Odd <text:s/>Elements from ndarray</text:span></text:p>
      <text:p text:style-name="P1"><text:span text:style-name="T1">&gt;&gt;&gt; a=np.array([11,20,33,31,41,47,46,12,13])</text:span></text:p>
      <text:p text:style-name="P1"><text:span text:style-name="T1">&gt;&gt;&gt; a------------------array([11, 20, 33, 31, 41, 47, 46, 12, 13])</text:span></text:p>
      <text:p text:style-name="P1"><text:span text:style-name="T1">&gt;&gt;&gt; a[a%2==0]-----------------array([20, 46, 12])</text:span></text:p>
      <text:p text:style-name="P1"><text:span text:style-name="T1">&gt;&gt;&gt; a[a%2!=0]-----------------array([11, 33, 31, 41, 47, 13])</text:span></text:p>
      <text:p text:style-name="P1"><text:span text:style-name="T1">-------------------------------------------------------------------------------------------------------------------------</text:span></text:p>
      <text:p text:style-name="P1"><text:span text:style-name="T1">&gt;&gt;&gt; a=np.array([10,20,30,40,50,60,70,80,90])</text:span></text:p>
      <text:p text:style-name="P1"><text:span text:style-name="T1">&gt;&gt;&gt; b=a.reshape(3,3)</text:span></text:p>
      <text:p text:style-name="P1"><text:span text:style-name="T1">&gt;&gt;&gt; b</text:span></text:p>
      <text:p text:style-name="P1"><text:span text:style-name="T1"><text:tab/><text:tab/>array([[10, 20, 30],</text:span></text:p>
      <text:p text:style-name="P1"><text:span text:style-name="T1"><text:tab/><text:tab/> <text:s text:c="6"/>[40, 50, 60],</text:span></text:p>
      <text:p text:style-name="P1"><text:span text:style-name="T1"><text:tab/><text:tab/> <text:s text:c="6"/>[70, 80, 90]])</text:span></text:p>
      <text:p text:style-name="P1"><text:span text:style-name="T1">#Get Multiples of 3</text:span></text:p>
      <text:p text:style-name="P1"><text:span text:style-name="T1">&gt;&gt;&gt; m3=(b%3==0)</text:span></text:p>
      <text:p text:style-name="P1"><text:span text:style-name="T1">&gt;&gt;&gt; m3 <text:s/>#----------------------Boolean array</text:span></text:p>
      <text:p text:style-name="P1"><text:span text:style-name="T1"><text:tab/><text:tab/><text:tab/>array([[False, False, <text:s/>True],</text:span></text:p>
      <text:p text:style-name="P1"><text:span text:style-name="T1"><text:tab/><text:tab/><text:tab/> <text:s text:c="6"/>[False, False, <text:s/>True],</text:span></text:p>
      <text:p text:style-name="P1"><text:span text:style-name="T1"><text:tab/><text:tab/><text:tab/> <text:s text:c="6"/>[False, False, <text:s/>True]])</text:span></text:p>
      <text:p text:style-name="P1"><text:span text:style-name="T1">&gt;&gt;&gt; b[m3]--------------------------array([30, 60, 90])</text:span></text:p>
      <text:p text:style-name="P1"><text:span text:style-name="T1">======================OR===========================</text:span></text:p>
      <text:p text:style-name="P1"><text:span text:style-name="T1">&gt;&gt;&gt; b[b%3==0]-------------------array([30, 60, 90])</text:span></text:p>
      <text:p text:style-name="P1"><text:span text:style-name="T1">========================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7" meta:word-count="326" meta:character-count="3111" meta:non-whitespace-character-count="2715"/>
    <meta:generator>LibreOfficeDev/6.0.5.2$Linux_X86_64 LibreOffice_project/</meta:generator>
  </office:meta>
</office:document-meta>
</file>